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break-before="page"/>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sts</text:h>
      <text:h text:style-name="Heading_20_3" text:outline-level="3">Place Tuple</text:h>
      <text:p text:style-name="Text_20_body">This test will compare the speed at which the different systems can place tuples into the tuplespace. The test will measure the length of time taken to output 10,000 tuples into the uts. The test will also measure the amount of memory consumed by the server process after all 10,000 tuples have been outputted. This will</text:p>
      <text:p text:style-name="Text_20_body">The size of the tuples will be increased from 0 to 1,000 elements.</text:p>
      <text:p text:style-name="Text_20_body">The elements will all be the integer value 0. This means the tests only measures additional overhead when transferring elements, not that related to registering types.</text:p>
      <text:p text:style-name="Text_20_body">Obviously the time taken to output the tuples will increase as the size of the tuples increasse, hopefully lineraly in the size of the tuple.</text:p>
      <text:p text:style-name="Text_20_body">The traditional version will be the quickest, then registered then a large gap to unregistered.</text:p>
      <text:h text:style-name="Heading_20_1" text:outline-level="1">Retrieve Tuple</text:h>
      <text:p text:style-name="Text_20_body">This test will compare the speed at which the different systems can retrieve tuples placed into a tuplespace. The test will measure the length of time taken to _in 10,000 tuples from the uts.</text:p>
      <text:p text:style-name="Text_20_body">The size of the tuples will be increased from 0 to 1,000 elements.</text:p>
      <text:p text:style-name="Text_20_body">The elements will all be the integer value 0. This means the tests only measures additional overhead when transferring elements, not that related to registering types. The tuples will be retrieved by matching against a tuple containing only types, no actual values. This will measure the speed at which tuples can be retrieved, with as little time spent in matching them as possible.</text:p>
      <text:p text:style-name="Text_20_body">Obviously the time taken to retrieve the tuples will increase as the size of the tuples increasse, hopefully lineraly in the size of the tuple.</text:p>
      <text:p text:style-name="Text_20_body">The traditional version will be the quickest, then registered then a large gap to unregistered.</text:p>
      <text:h text:style-name="Heading_20_1" text:outline-level="1">Match Tuples</text:h>
      <text:p text:style-name="Text_20_body">This test will measure the time taken to perform a collect operation on different sized tuples. As collect does not send tuples outside the server, it measures simply the cost of matching against the tuple.</text:p>
      <text:p text:style-name="Text_20_body">10,000 tuples will be added to a tuplespace, then a process will issue a collect call to move the tuples to a different tuplespace. The time taken for the collect to return will be measured.</text:p>
      <text:p text:style-name="Text_20_body">All three systems will be measured on tuples of size 0 – 1,000. In addition the registered an unregistered versions will be use a tuple with one element – a tuple of 0 – 1,000 elements. This will hopefully show that by reducing the number of comparisions the Linda server has to do the speed will actually increase.</text:p>
      <text:p text:style-name="Text_20_body">As the size of the tuples increases the time taken will also increase. For tuples of n elements the traditional system is expected to be fastest, with the registered version a close second. For the tuples which contain only one element, it is hoped that the registered version will be quicker than the traditional version is for n-element tuples.</text:p>
      <text:p text:style-name="Text_20_body"/>
      <text:h text:style-name="P2" text:outline-level="1">Sudoku Solver</text:h>
      <text:p text:style-name="Text_20_body">This will provide a real-world test of the system, by solving Sudoku problems using an increasing number of computers.</text:p>
      <text:p text:style-name="Text_20_body">Sudoku grids are represented in two ways, either as a list of 81 integers or a 9 by 9 grid of integers of Nones. The same Sudoku grid will be solved using 1 to 20 machines. The list of 81 integers will be run using all three systems, to demonstrate the adding complex types allows old-style programs to be run with little or no loss in performance.</text:p>
      <text:h text:style-name="Heading_20_1" text:outline-level="1">Many Types</text:h>
      <text:p text:style-name="Text_20_body">This test will measure both the time and memory used by a server and client process when registering many types. The test will consist of a client process registering a sequence of types, increasing in size each time. The test will run twice, first with increasing product types, the second with increasing sum types.</text:p>
      <text:p text:style-name="Text_20_body">This test will show that as type sizes increase, the time taken to register them and the memory used increases only linerly with the number of 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Andrew Wilkinson</meta:initial-creator>
    <meta:creation-date>2007-01-16T18:14:13</meta:creation-date>
    <dc:creator>Andrew Wilkinson</dc:creator>
    <dc:date>2007-01-17T15:59:50</dc:date>
    <dc:language>en-US</dc:language>
    <meta:editing-cycles>8</meta:editing-cycles>
    <meta:editing-duration>PT2H21M59S</meta:editing-duration>
    <meta:user-defined meta:name="Info 1"/>
    <meta:user-defined meta:name="Info 2"/>
    <meta:user-defined meta:name="Info 3"/>
    <meta:user-defined meta:name="Info 4"/>
    <meta:document-statistic meta:table-count="0" meta:image-count="0" meta:object-count="0" meta:page-count="2" meta:paragraph-count="24" meta:word-count="650" meta:character-count="3721"/>
  </office:meta>
</office:document-meta>
</file>